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4.7271in" fo:margin-left="0.0861in" fo:margin-top="0in" fo:margin-bottom="0in" table:align="left" style:writing-mode="page"/>
    </style:style>
    <style:style style:name="Table1.A" style:family="table-column">
      <style:table-column-properties style:column-width="0.2514in"/>
    </style:style>
    <style:style style:name="Table1.B" style:family="table-column">
      <style:table-column-properties style:column-width="1.1653in"/>
    </style:style>
    <style:style style:name="Table1.C" style:family="table-column">
      <style:table-column-properties style:column-width="0.8861in"/>
    </style:style>
    <style:style style:name="Table1.D" style:family="table-column">
      <style:table-column-properties style:column-width="2.4236in"/>
    </style:style>
    <style:style style:name="Table1.1" style:family="table-row">
      <style:table-row-properties style:min-row-height="0.1743in" fo:keep-together="auto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0.209in" fo:keep-together="auto"/>
    </style:style>
    <style:style style:name="P1" style:family="paragraph" style:parent-style-name="Heading_20_2">
      <style:paragraph-properties fo:margin-top="0.1154in" fo:margin-bottom="0in" style:contextual-spacing="false"/>
    </style:style>
    <style:style style:name="P2" style:family="paragraph" style:parent-style-name="Heading_20_2">
      <style:paragraph-properties fo:margin-top="0in" fo:margin-bottom="0in" style:contextual-spacing="false" fo:break-before="page"/>
    </style:style>
    <style:style style:name="P3" style:family="paragraph" style:parent-style-name="Heading_20_2">
      <style:paragraph-properties fo:margin-top="0.1146in" fo:margin-bottom="0in" style:contextual-spacing="false"/>
    </style:style>
    <style:style style:name="P4" style:family="paragraph" style:parent-style-name="Heading_20_2">
      <style:paragraph-properties fo:margin-top="0.1161in" fo:margin-bottom="0in" style:contextual-spacing="false"/>
    </style:style>
    <style:style style:name="P5" style:family="paragraph" style:parent-style-name="Heading_20_3">
      <style:paragraph-properties fo:margin-top="0.0972in" fo:margin-bottom="0in" style:contextual-spacing="false"/>
    </style:style>
    <style:style style:name="P6" style:family="paragraph" style:parent-style-name="Heading_20_3">
      <style:paragraph-properties fo:margin-left="0.1138in"/>
    </style:style>
    <style:style style:name="P7" style:family="paragraph" style:parent-style-name="Standard">
      <style:paragraph-properties fo:margin-left="0.0992in" fo:margin-top="0.1366in" fo:margin-bottom="0in" style:contextual-spacing="false"/>
    </style:style>
    <style:style style:name="P8" style:family="paragraph" style:parent-style-name="Standard">
      <style:text-properties style:font-name="Tahoma" fo:font-size="12pt" fo:font-weight="bold" style:font-name-asian="Tahoma1" style:font-size-asian="12pt" style:font-weight-asian="bold" style:font-name-complex="Tahoma1" style:font-size-complex="12pt" style:font-weight-complex="bold" style:text-scale="90%"/>
    </style:style>
    <style:style style:name="P9" style:family="paragraph" style:parent-style-name="Standard">
      <style:paragraph-properties fo:margin-left="0.0992in" fo:margin-top="0.1398in" fo:margin-bottom="0in" style:contextual-spacing="false" fo:line-height="115%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Table_20_Paragraph">
      <style:paragraph-properties fo:margin-top="0in" fo:margin-bottom="0in" style:contextual-spacing="false" fo:line-height="0.139in"/>
    </style:style>
    <style:style style:name="P12" style:family="paragraph" style:parent-style-name="Table_20_Paragraph">
      <style:paragraph-properties fo:margin-left="0.1417in" fo:margin-top="0in" fo:margin-bottom="0in" style:contextual-spacing="false" fo:line-height="0.139in"/>
    </style:style>
    <style:style style:name="P13" style:family="paragraph" style:parent-style-name="Table_20_Paragraph">
      <style:paragraph-properties fo:margin-left="0.1665in" fo:margin-top="0in" fo:margin-bottom="0in" style:contextual-spacing="false" fo:line-height="0.139in"/>
    </style:style>
    <style:style style:name="P14" style:family="paragraph" style:parent-style-name="Table_20_Paragraph">
      <style:paragraph-properties fo:margin-left="0.3075in" fo:margin-top="0in" fo:margin-bottom="0in" style:contextual-spacing="false" fo:line-height="0.139in"/>
    </style:style>
    <style:style style:name="P15" style:family="paragraph" style:parent-style-name="Table_20_Paragraph">
      <style:paragraph-properties fo:margin-left="0.1417in"/>
    </style:style>
    <style:style style:name="P16" style:family="paragraph" style:parent-style-name="Table_20_Paragraph">
      <style:paragraph-properties fo:margin-left="0.1665in"/>
    </style:style>
    <style:style style:name="P17" style:family="paragraph" style:parent-style-name="Table_20_Paragraph">
      <style:paragraph-properties fo:margin-left="0.3075in"/>
    </style:style>
    <style:style style:name="P18" style:family="paragraph" style:parent-style-name="Table_20_Paragraph">
      <style:paragraph-properties fo:line-height="0.1465in"/>
    </style:style>
    <style:style style:name="P19" style:family="paragraph" style:parent-style-name="Table_20_Paragraph">
      <style:paragraph-properties fo:margin-left="0.1417in" fo:line-height="0.1465in"/>
    </style:style>
    <style:style style:name="P20" style:family="paragraph" style:parent-style-name="Table_20_Paragraph">
      <style:paragraph-properties fo:margin-left="0.1665in" fo:line-height="0.1465in"/>
    </style:style>
    <style:style style:name="P21" style:family="paragraph" style:parent-style-name="Table_20_Paragraph">
      <style:paragraph-properties fo:margin-left="0.3075in" fo:line-height="0.1465in"/>
    </style:style>
    <style:style style:name="P22" style:family="paragraph" style:parent-style-name="Text_20_body">
      <style:paragraph-properties fo:margin-top="0.152in" fo:margin-bottom="0in" style:contextual-spacing="false"/>
    </style:style>
    <style:style style:name="P23" style:family="paragraph" style:parent-style-name="Text_20_body">
      <style:paragraph-properties fo:margin-left="0in" fo:margin-top="0.0091in" fo:margin-bottom="0in" style:contextual-spacing="false"/>
    </style:style>
    <style:style style:name="P24" style:family="paragraph" style:parent-style-name="Text_20_body">
      <style:paragraph-properties fo:margin-top="0.1453in" fo:margin-bottom="0in" style:contextual-spacing="false"/>
    </style:style>
    <style:style style:name="P25" style:family="paragraph" style:parent-style-name="Text_20_body">
      <style:paragraph-properties fo:margin-left="0.0953in" fo:margin-top="0.1283in" fo:margin-bottom="0in" style:contextual-spacing="false"/>
    </style:style>
    <style:style style:name="P26" style:family="paragraph" style:parent-style-name="Text_20_body">
      <style:paragraph-properties fo:margin-left="0.0992in" fo:margin-right="0.1508in" fo:margin-top="0.1283in" fo:margin-bottom="0in" style:contextual-spacing="false" fo:line-height="118%" fo:text-indent="-0.0043in" style:auto-text-indent="false"/>
    </style:style>
    <style:style style:name="P27" style:family="paragraph" style:parent-style-name="Text_20_body">
      <style:paragraph-properties fo:margin-left="0.0992in" fo:margin-right="0.1016in" fo:margin-top="0.1398in" fo:margin-bottom="0in" style:contextual-spacing="false" fo:line-height="118%"/>
    </style:style>
    <style:style style:name="P28" style:family="paragraph" style:parent-style-name="Text_20_body">
      <style:paragraph-properties fo:margin-left="0in" fo:margin-right="0.1016in" fo:margin-top="0.1398in" fo:margin-bottom="0in" style:contextual-spacing="false" fo:line-height="118%"/>
    </style:style>
    <style:style style:name="P29" style:family="paragraph" style:parent-style-name="Text_20_body">
      <style:paragraph-properties fo:margin-top="0.1075in" fo:margin-bottom="0in" style:contextual-spacing="false"/>
    </style:style>
    <style:style style:name="P30" style:family="paragraph" style:parent-style-name="Text_20_body">
      <style:paragraph-properties fo:margin-left="0.0992in" fo:margin-right="0.0744in" fo:margin-top="0.1453in" fo:margin-bottom="0in" style:contextual-spacing="false" fo:line-height="120%" fo:text-align="justify" style:justify-single-word="false"/>
    </style:style>
    <style:style style:name="P31" style:family="paragraph" style:parent-style-name="Text_20_body">
      <style:paragraph-properties fo:margin-left="0.0992in" fo:margin-right="0.1874in" fo:line-height="120%" fo:text-align="justify" style:justify-single-word="false"/>
    </style:style>
    <style:style style:name="P32" style:family="paragraph" style:parent-style-name="Text_20_body">
      <style:paragraph-properties fo:margin-left="0.0992in" fo:margin-right="0.1508in" fo:margin-top="0.1063in" fo:margin-bottom="0in" style:contextual-spacing="false" fo:line-height="120%"/>
    </style:style>
    <style:style style:name="P33" style:family="paragraph" style:parent-style-name="Text_20_body">
      <style:paragraph-properties fo:margin-left="0.0992in" fo:margin-right="0.1508in" fo:line-height="120%"/>
    </style:style>
    <style:style style:name="P34" style:family="paragraph" style:parent-style-name="Text_20_body">
      <style:paragraph-properties fo:margin-left="0.0992in" fo:margin-right="0.1016in" fo:line-height="120%"/>
    </style:style>
    <style:style style:name="P35" style:family="paragraph" style:parent-style-name="Text_20_body">
      <style:paragraph-properties fo:margin-top="0.1398in" fo:margin-bottom="0in" style:contextual-spacing="false" fo:line-height="120%"/>
    </style:style>
    <style:style style:name="P36" style:family="paragraph" style:parent-style-name="Text_20_body">
      <style:paragraph-properties fo:margin-top="0.139in" fo:margin-bottom="0in" style:contextual-spacing="false" fo:line-height="115%"/>
    </style:style>
    <style:style style:name="P37" style:family="paragraph" style:parent-style-name="Text_20_body">
      <style:paragraph-properties fo:margin-top="0.1118in" fo:margin-bottom="0in" style:contextual-spacing="false"/>
    </style:style>
    <style:style style:name="P38" style:family="paragraph" style:parent-style-name="Text_20_body">
      <style:paragraph-properties fo:margin-top="0.0335in" fo:margin-bottom="0in" style:contextual-spacing="false"/>
    </style:style>
    <style:style style:name="P39" style:family="paragraph" style:parent-style-name="Text_20_body">
      <style:paragraph-properties fo:margin-top="0.1063in" fo:margin-bottom="0in" style:contextual-spacing="false"/>
    </style:style>
    <style:style style:name="P40" style:family="paragraph" style:parent-style-name="Text_20_body">
      <style:paragraph-properties fo:margin-left="0.0992in" fo:margin-right="0.1874in" fo:margin-top="0in" fo:margin-bottom="0in" style:contextual-spacing="false" fo:line-height="120%" fo:text-align="justify" style:justify-single-word="false" fo:break-before="page"/>
      <style:text-properties fo:color="#ff0000" loext:opacity="100%"/>
    </style:style>
    <style:style style:name="P41" style:family="paragraph" style:parent-style-name="Text_20_body">
      <style:paragraph-properties fo:margin-top="0.139in" fo:margin-bottom="0in" style:contextual-spacing="false"/>
    </style:style>
    <style:style style:name="P42" style:family="paragraph" style:parent-style-name="Text_20_body">
      <style:paragraph-properties fo:margin-left="0in" fo:margin-top="0.0035in" fo:margin-bottom="0.0008in" style:contextual-spacing="false"/>
      <style:text-properties style:font-name="Tahoma" fo:font-size="4pt" fo:font-weight="bold" style:font-size-asian="4pt" style:font-weight-asian="bold"/>
    </style:style>
    <style:style style:name="P43" style:family="paragraph" style:parent-style-name="Text_20_body">
      <style:paragraph-properties fo:margin-left="0.0992in" fo:margin-right="0.1126in" fo:margin-top="0.1563in" fo:margin-bottom="0in" style:contextual-spacing="false" fo:line-height="117%"/>
    </style:style>
    <style:style style:name="T1" style:family="text">
      <style:text-properties style:text-scale="90%"/>
    </style:style>
    <style:style style:name="T2" style:family="text">
      <style:text-properties fo:letter-spacing="0.0047in"/>
    </style:style>
    <style:style style:name="T3" style:family="text">
      <style:text-properties fo:letter-spacing="0.0055in"/>
    </style:style>
    <style:style style:name="T4" style:family="text">
      <style:text-properties fo:letter-spacing="-0.0016in"/>
    </style:style>
    <style:style style:name="T5" style:family="text">
      <style:text-properties fo:letter-spacing="-0.0016in" style:text-scale="90%"/>
    </style:style>
    <style:style style:name="T6" style:family="text">
      <style:text-properties fo:letter-spacing="-0.0016in" fo:font-style="italic" style:font-style-asian="italic"/>
    </style:style>
    <style:style style:name="T7" style:family="text">
      <style:text-properties fo:letter-spacing="-0.0016in" style:text-scale="105%"/>
    </style:style>
    <style:style style:name="T8" style:family="text">
      <style:text-properties fo:letter-spacing="-0.0035in"/>
    </style:style>
    <style:style style:name="T9" style:family="text">
      <style:text-properties fo:letter-spacing="-0.0028in"/>
    </style:style>
    <style:style style:name="T10" style:family="text">
      <style:text-properties fo:letter-spacing="-0.0028in" style:text-scale="90%"/>
    </style:style>
    <style:style style:name="T11" style:family="text">
      <style:text-properties fo:letter-spacing="0.0126in"/>
    </style:style>
    <style:style style:name="T12" style:family="text">
      <style:text-properties fo:letter-spacing="-0.0071in"/>
    </style:style>
    <style:style style:name="T13" style:family="text">
      <style:text-properties fo:letter-spacing="-0.0063in"/>
    </style:style>
    <style:style style:name="T14" style:family="text">
      <style:text-properties fo:color="#ff0000" loext:opacity="100%" fo:letter-spacing="-0.0016in"/>
    </style:style>
    <style:style style:name="T15" style:family="text">
      <style:text-properties fo:color="#ff0000" loext:opacity="100%"/>
    </style:style>
    <style:style style:name="T16" style:family="text">
      <style:text-properties fo:color="#ff0000" loext:opacity="100%" fo:font-size="10pt" fo:letter-spacing="-0.0035in" style:font-size-asian="10pt"/>
    </style:style>
    <style:style style:name="T17" style:family="text">
      <style:text-properties fo:color="#ff0000" loext:opacity="100%" fo:font-size="10pt" style:font-size-asian="10pt"/>
    </style:style>
    <style:style style:name="T18" style:family="text">
      <style:text-properties fo:color="#ff0000" loext:opacity="100%" fo:font-size="10pt" fo:letter-spacing="-0.0071in" style:font-size-asian="10pt"/>
    </style:style>
    <style:style style:name="T19" style:family="text">
      <style:text-properties fo:color="#ff0000" loext:opacity="100%" fo:font-size="10pt" fo:letter-spacing="-0.0016in" style:font-size-asian="10pt" style:text-scale="105%"/>
    </style:style>
    <style:style style:name="T20" style:family="text">
      <style:text-properties fo:color="#ff0000" loext:opacity="100%" fo:letter-spacing="-0.0035in"/>
    </style:style>
    <style:style style:name="T21" style:family="text">
      <style:text-properties fo:color="#ff0000" loext:opacity="100%" fo:letter-spacing="-0.0035in" fo:font-weight="bold" style:font-weight-asian="bold" style:font-weight-complex="bold"/>
    </style:style>
    <style:style style:name="T22" style:family="text">
      <style:text-properties fo:color="#ff0000" loext:opacity="100%" style:text-position="super 58%" fo:letter-spacing="-0.0035in"/>
    </style:style>
    <style:style style:name="T23" style:family="text">
      <style:text-properties fo:color="#ff0000" loext:opacity="100%" style:text-position="super 58%"/>
    </style:style>
    <style:style style:name="T24" style:family="text">
      <style:text-properties fo:color="#ff0000" loext:opacity="100%" style:font-name="Arial" fo:font-size="10pt" fo:letter-spacing="-0.0035in" fo:font-weight="normal" style:font-name-asian="Arial1" style:font-size-asian="10pt" style:font-weight-asian="normal" style:font-name-complex="Arial1" style:font-size-complex="10pt" style:font-weight-complex="normal"/>
    </style:style>
    <style:style style:name="T25" style:family="text">
      <style:text-properties fo:color="#ff0000" loext:opacity="100%" fo:letter-spacing="-0.0055in"/>
    </style:style>
    <style:style style:name="T26" style:family="text">
      <style:text-properties fo:color="#ff0000" loext:opacity="100%" style:text-scale="105%"/>
    </style:style>
    <style:style style:name="T27" style:family="text">
      <style:text-properties fo:color="#ff0000" loext:opacity="100%" fo:font-size="11pt" fo:font-weight="bold" style:font-size-asian="11pt" style:font-weight-asian="bold" style:font-size-complex="11pt" style:font-weight-complex="bold"/>
    </style:style>
    <style:style style:name="T28" style:family="text">
      <style:text-properties fo:color="#ff0000" loext:opacity="100%" fo:font-weight="bold" style:font-weight-asian="bold" style:font-weight-complex="bold"/>
    </style:style>
    <style:style style:name="T29" style:family="text">
      <style:text-properties fo:color="#ff0000" loext:opacity="100%" fo:letter-spacing="-0.0043in"/>
    </style:style>
    <style:style style:name="T30" style:family="text">
      <style:text-properties style:font-name="Tahoma" fo:letter-spacing="-0.0016in" fo:font-weight="bold" style:font-weight-asian="bold"/>
    </style:style>
    <style:style style:name="T31" style:family="text">
      <style:text-properties style:font-name="Tahoma" fo:letter-spacing="-0.0063in" fo:font-weight="bold" style:font-weight-asian="bold"/>
    </style:style>
    <style:style style:name="T32" style:family="text">
      <style:text-properties style:font-name="Tahoma" fo:font-weight="bold" style:font-weight-asian="bold"/>
    </style:style>
    <style:style style:name="T33" style:family="text">
      <style:text-properties style:font-name="Tahoma" fo:letter-spacing="-0.0102in" fo:font-weight="bold" style:font-weight-asian="bold"/>
    </style:style>
    <style:style style:name="T34" style:family="text">
      <style:text-properties style:font-name="Tahoma" fo:font-size="12pt" fo:font-weight="bold" style:font-name-asian="Tahoma1" style:font-size-asian="12pt" style:font-weight-asian="bold" style:font-name-complex="Tahoma1" style:font-size-complex="12pt" style:font-weight-complex="bold" style:text-scale="90%"/>
    </style:style>
    <style:style style:name="T35" style:family="text">
      <style:text-properties style:font-name="Tahoma" fo:font-size="10pt" fo:letter-spacing="-0.0016in" fo:font-weight="bold" style:font-size-asian="10pt" style:font-weight-asian="bold"/>
    </style:style>
    <style:style style:name="T36" style:family="text">
      <style:text-properties style:font-name="Tahoma" fo:font-size="10pt" fo:letter-spacing="-0.0075in" fo:font-weight="bold" style:font-size-asian="10pt" style:font-weight-asian="bold"/>
    </style:style>
    <style:style style:name="T37" style:family="text">
      <style:text-properties style:font-name="Tahoma" fo:font-size="4pt" fo:font-weight="bold" style:font-size-asian="4pt" style:font-weight-asian="bold"/>
    </style:style>
    <style:style style:name="T38" style:family="text">
      <style:text-properties style:font-name="Tahoma" fo:letter-spacing="-0.0098in" fo:font-weight="bold" style:font-weight-asian="bold"/>
    </style:style>
    <style:style style:name="T39" style:family="text">
      <style:text-properties style:font-name="Tahoma" fo:letter-spacing="-0.0071in" fo:font-weight="bold" style:font-weight-asian="bold"/>
    </style:style>
    <style:style style:name="T40" style:family="text">
      <style:text-properties fo:letter-spacing="-0.0043in"/>
    </style:style>
    <style:style style:name="T41" style:family="text">
      <style:text-properties fo:letter-spacing="-0.0055in"/>
    </style:style>
    <style:style style:name="T42" style:family="text">
      <style:text-properties fo:letter-spacing="-0.0055in" style:text-scale="105%"/>
    </style:style>
    <style:style style:name="T43" style:family="text">
      <style:text-properties fo:font-size="10pt" fo:letter-spacing="-0.0028in" fo:font-style="italic" style:font-size-asian="10pt" style:font-style-asian="italic"/>
    </style:style>
    <style:style style:name="T44" style:family="text">
      <style:text-properties fo:font-size="10pt" fo:letter-spacing="-0.0028in" style:font-size-asian="10pt"/>
    </style:style>
    <style:style style:name="T45" style:family="text">
      <style:text-properties fo:font-size="10pt" fo:letter-spacing="-0.0055in" style:font-size-asian="10pt"/>
    </style:style>
    <style:style style:name="T46" style:family="text">
      <style:text-properties fo:font-size="10pt" fo:letter-spacing="-0.0047in" style:font-size-asian="10pt"/>
    </style:style>
    <style:style style:name="T47" style:family="text">
      <style:text-properties fo:font-size="10pt" fo:letter-spacing="-0.0035in" style:font-size-asian="10pt"/>
    </style:style>
    <style:style style:name="T48" style:family="text">
      <style:text-properties fo:font-size="10pt" style:font-size-asian="10pt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size="10pt" fo:letter-spacing="-0.0016in" style:font-size-asian="10pt"/>
    </style:style>
    <style:style style:name="T51" style:family="text">
      <style:text-properties fo:font-size="10pt" fo:letter-spacing="-0.0016in" style:font-size-asian="10pt" style:text-scale="105%"/>
    </style:style>
    <style:style style:name="T52" style:family="text">
      <style:text-properties fo:font-size="10pt" fo:letter-spacing="-0.0091in" style:font-size-asian="10pt"/>
    </style:style>
    <style:style style:name="T53" style:family="text">
      <style:text-properties fo:font-size="10pt" fo:letter-spacing="-0.0071in" style:font-size-asian="10pt"/>
    </style:style>
    <style:style style:name="T54" style:family="text">
      <style:text-properties fo:font-size="10pt" fo:letter-spacing="-0.0075in" style:font-size-asian="10pt"/>
    </style:style>
    <style:style style:name="T55" style:family="text">
      <style:text-properties fo:font-size="10pt" fo:letter-spacing="-0.0063in" style:font-size-asian="10pt"/>
    </style:style>
    <style:style style:name="T56" style:family="text">
      <style:text-properties fo:letter-spacing="-0.0098in"/>
    </style:style>
    <style:style style:name="T57" style:family="text">
      <style:text-properties fo:letter-spacing="-0.0098in" style:text-scale="105%"/>
    </style:style>
    <style:style style:name="T58" style:family="text">
      <style:text-properties fo:letter-spacing="-0.0091in"/>
    </style:style>
    <style:style style:name="T59" style:family="text">
      <style:text-properties fo:letter-spacing="-0.0047in"/>
    </style:style>
    <style:style style:name="T60" style:family="text">
      <style:text-properties fo:letter-spacing="0.0102in"/>
    </style:style>
    <style:style style:name="T61" style:family="text">
      <style:text-properties fo:letter-spacing="0.011in"/>
    </style:style>
    <style:style style:name="T62" style:family="text">
      <style:text-properties fo:letter-spacing="-0.0075in"/>
    </style:style>
    <style:style style:name="T63" style:family="text">
      <style:text-properties style:text-line-through-style="solid" style:text-line-through-type="single"/>
    </style:style>
    <style:style style:name="T64" style:family="text">
      <style:text-properties style:text-line-through-style="solid" style:text-line-through-type="single" fo:letter-spacing="-0.0075in"/>
    </style:style>
    <style:style style:name="T65" style:family="text">
      <style:text-properties fo:letter-spacing="-0.0008in"/>
    </style:style>
    <style:style style:name="T66" style:family="text">
      <style:text-properties fo:letter-spacing="-0.0008in" style:text-scale="90%"/>
    </style:style>
    <style:style style:name="T67" style:family="text">
      <style:text-properties fo:letter-spacing="-0.002in" style:text-scale="90%"/>
    </style:style>
    <style:style style:name="T68" style:family="text">
      <style:text-properties fo:font-style="italic" style:font-style-asian="italic"/>
    </style:style>
    <style:style style:name="T69" style:family="text">
      <style:text-properties style:text-scale="170%"/>
    </style:style>
    <style:style style:name="T70" style:family="text">
      <style:text-properties fo:letter-spacing="-0.0319in" style:text-scale="170%"/>
    </style:style>
    <style:style style:name="T71" style:family="text">
      <style:text-properties style:text-scale="105%"/>
    </style:style>
    <style:style style:name="T72" style:family="text">
      <style:text-properties fo:letter-spacing="-0.0102in" style:text-scale="105%"/>
    </style:style>
    <style:style style:name="T73" style:family="text">
      <style:text-properties fo:letter-spacing="-0.0083in"/>
    </style:style>
    <style:style style:name="T74" style:family="text">
      <style:text-properties fo:letter-spacing="-0.0083in" fo:font-style="italic" style:font-style-asian="italic"/>
    </style:style>
    <style:style style:name="T75" style:family="text">
      <style:text-properties fo:letter-spacing="-0.022in" style:text-scale="170%"/>
    </style:style>
    <style:style style:name="T76" style:family="text">
      <style:text-properties fo:letter-spacing="0.0035in"/>
    </style:style>
    <style:style style:name="T77" style:family="text">
      <style:text-properties fo:letter-spacing="0.0043in"/>
    </style:style>
    <style:style style:name="T78" style:family="text">
      <style:text-properties fo:letter-spacing="0.0165in"/>
    </style:style>
    <style:style style:name="T79" style:family="text">
      <style:text-properties fo:letter-spacing="0.0161in"/>
    </style:style>
    <style:style style:name="T80" style:family="text">
      <style:text-properties fo:letter-spacing="0.0217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Notes</text:span><text:span text:style-name="T2"> </text:span><text:span text:style-name="T1">on</text:span><text:span text:style-name="T3"> </text:span><text:span text:style-name="T1">the</text:span><text:span text:style-name="T3"> </text:span><text:span text:style-name="T1">Rules</text:span><text:span text:style-name="T2"> </text:span><text:span text:style-name="T1">for</text:span><text:span text:style-name="T3"> </text:span><text:span text:style-name="T1">the</text:span><text:span text:style-name="T3"> </text:span><text:span text:style-name="T1">Count</text:span><text:span text:style-name="T2"> </text:span><text:span text:style-name="T1">In</text:span><text:span text:style-name="T3"> </text:span><text:span text:style-name="T5">Sequence</text:span></text:p>
      <text:p text:style-name="P22">The<text:span text:style-name="T8"> </text:span>following<text:span text:style-name="T8"> </text:span>information<text:span text:style-name="T8"> </text:span>serves<text:span text:style-name="T8"> </text:span>as<text:span text:style-name="T8"> </text:span>the<text:span text:style-name="T8"> </text:span>basis,<text:span text:style-name="T8"> </text:span>and<text:span text:style-name="T9"> </text:span>logic,<text:span text:style-name="T8"> </text:span>behind<text:span text:style-name="T8"> </text:span>the<text:span text:style-name="T8"> </text:span>coding<text:span text:style-name="T8"> </text:span>for<text:span text:style-name="T8"> </text:span>how<text:span text:style-name="T8"> </text:span>to<text:span text:style-name="T9"> </text:span>generate<text:span text:style-name="T8"> </text:span>the<text:span text:style-name="T8"> </text:span>count-<text:span text:style-name="T8">in.</text:span></text:p>
      <text:p text:style-name="P23"/>
      <text:h text:style-name="Heading_20_1" text:outline-level="1"><text:span text:style-name="T1">Full</text:span><text:span text:style-name="T11"> </text:span><text:span text:style-name="T1">Measure</text:span><text:span text:style-name="T11"> </text:span><text:span text:style-name="T5">Counts</text:span></text:h>
      <text:p text:style-name="P24" loext:marker-style-name="T4">A<text:span text:style-name="T12"> </text:span>full<text:span text:style-name="T13"> </text:span>measure<text:span text:style-name="T13"> </text:span>of<text:span text:style-name="T13"> </text:span>count-in<text:span text:style-name="T12"> </text:span>is<text:span text:style-name="T13"> </text:span>straight-forward<text:span text:style-name="T13"> </text:span>and<text:span text:style-name="T13"> </text:span>obvious.<text:span text:style-name="T12"> </text:span>And,<text:span text:style-name="T13"> </text:span>I<text:span text:style-name="T13"> </text:span>imagine,<text:span text:style-name="T13"> </text:span>covers<text:span text:style-name="T12"> </text:span>90%<text:span text:style-name="T13"> </text:span>of<text:span text:style-name="T13"> </text:span>all<text:span text:style-name="T13"> </text:span><text:span text:style-name="T4">cases.</text:span></text:p>
      <text:p text:style-name="P24" loext:marker-style-name="T15"><text:span text:style-name="T14">Actually, many, many tunes have pickups so I would not say it would cover 90% of cases. You could say, many. I would think it is more like 60% of tune do not have a pickup and 40% do.</text:span><text:span text:style-name="T14"/></text:p>
      <text:p text:style-name="P25"><text:span text:style-name="T30">Full</text:span><text:span text:style-name="T31"> </text:span><text:span text:style-name="T30">Beat</text:span><text:span text:style-name="T31"> </text:span><text:span text:style-name="T30">Count</text:span><text:span text:style-name="T4">.</text:span><text:span text:style-name="T8"> </text:span><text:span text:style-name="T4">A</text:span><text:span text:style-name="T40"> </text:span><text:span text:style-name="T4">‘full</text:span><text:span text:style-name="T40"> </text:span><text:span text:style-name="T4">beat’</text:span><text:span text:style-name="T8"> </text:span><text:span text:style-name="T4">count</text:span><text:span text:style-name="T40"> </text:span><text:span text:style-name="T4">is</text:span><text:span text:style-name="T8"> </text:span><text:span text:style-name="T4">one</text:span><text:span text:style-name="T40"> </text:span><text:span text:style-name="T4">sound</text:span><text:span text:style-name="T40"> </text:span><text:span text:style-name="T4">(note)</text:span><text:span text:style-name="T8"> </text:span><text:span text:style-name="T4">for</text:span><text:span text:style-name="T40"> </text:span><text:span text:style-name="T4">each</text:span><text:span text:style-name="T8"> </text:span><text:span text:style-name="T4">beat</text:span><text:span text:style-name="T40"> </text:span><text:span text:style-name="T4">as</text:span><text:span text:style-name="T40"> </text:span><text:span text:style-name="T4">deﬁned</text:span><text:span text:style-name="T8"> </text:span><text:span text:style-name="T4">by</text:span><text:span text:style-name="T40"> </text:span><text:span text:style-name="T4">the</text:span><text:span text:style-name="T40"> </text:span><text:span text:style-name="T4">time</text:span><text:span text:style-name="T8"> </text:span><text:span text:style-name="T4">signature’s</text:span><text:span text:style-name="T40"> </text:span><text:span text:style-name="T4">denominator.</text:span></text:p>
      <text:p text:style-name="Text_20_body"><text:span text:style-name="T6">Example-1</text:span><text:span text:style-name="T4">:</text:span><text:span text:style-name="T13"> </text:span><text:span text:style-name="T4">4/4</text:span><text:span text:style-name="T41"> </text:span><text:span text:style-name="T4">time</text:span><text:span text:style-name="T13"> </text:span><text:span text:style-name="T4">gets</text:span><text:span text:style-name="T41"> </text:span><text:span text:style-name="T4">a</text:span><text:span text:style-name="T13"> </text:span><text:span text:style-name="T4">‘count’</text:span><text:span text:style-name="T41"> </text:span><text:span text:style-name="T4">sound</text:span><text:span text:style-name="T13"> </text:span><text:span text:style-name="T4">every</text:span><text:span text:style-name="T41"> </text:span><text:span text:style-name="T4">quarter</text:span><text:span text:style-name="T41"> </text:span><text:span text:style-name="T4">note.</text:span><text:span text:style-name="T13"> </text:span><text:span text:style-name="T4">As</text:span><text:span text:style-name="T41"> </text:span><text:span text:style-name="T4">in:</text:span><text:span text:style-name="T13"> </text:span><text:span text:style-name="T4">“</text:span><text:span text:style-name="T41"> </text:span><text:span text:style-name="T4">1</text:span><text:span text:style-name="T13"> </text:span><text:span text:style-name="T4">2</text:span><text:span text:style-name="T41"> </text:span><text:span text:style-name="T4">3</text:span><text:span text:style-name="T41"> </text:span><text:span text:style-name="T8">4”.</text:span></text:p>
      <text:p text:style-name="P7" loext:marker-style-name="T17"><text:span text:style-name="T43">Example-2</text:span><text:span text:style-name="T44">:</text:span><text:span text:style-name="T45"> </text:span><text:span text:style-name="T44">6/8</text:span><text:span text:style-name="T46"> </text:span><text:span text:style-name="T44">time</text:span><text:span text:style-name="T46"> </text:span><text:span text:style-name="T44">yields:</text:span><text:span text:style-name="T46"> </text:span><text:span text:style-name="T44">“1</text:span><text:span text:style-name="T46"> </text:span><text:span text:style-name="T44">2</text:span><text:span text:style-name="T46"> </text:span><text:span text:style-name="T44">3</text:span><text:span text:style-name="T46"> </text:span><text:span text:style-name="T44">4</text:span><text:span text:style-name="T46"> </text:span><text:span text:style-name="T44">5</text:span><text:span text:style-name="T45"> </text:span><text:span text:style-name="T47">6”. <text:s/></text:span><text:span text:style-name="T16">This is correct although a lot of musicians and conductors think of 6/8 time as 2 groups of triplets and conduct it in “2” instead of 6. I think the count in of 6 makes the most sense but just so you are aware in case anyone else brings that up.</text:span></text:p>
      <text:p text:style-name="P26"><text:span text:style-name="T32">Half-Beat</text:span><text:span text:style-name="T33"> </text:span><text:span text:style-name="T32">Count</text:span>.<text:span text:style-name="T56"> </text:span>A<text:span text:style-name="T56"> </text:span>‘half<text:span text:style-name="T56"> </text:span>beat’<text:span text:style-name="T56"> </text:span>count<text:span text:style-name="T56"> </text:span>is<text:span text:style-name="T58"> </text:span>two<text:span text:style-name="T56"> </text:span>sounds<text:span text:style-name="T56"> </text:span>(notes)<text:span text:style-name="T56"> </text:span>for<text:span text:style-name="T56"> </text:span>each<text:span text:style-name="T56"> </text:span>beat<text:span text:style-name="T56"> </text:span>as<text:span text:style-name="T56"> </text:span>deﬁned<text:span text:style-name="T56"> </text:span>by<text:span text:style-name="T56"> </text:span>the<text:span text:style-name="T58"> </text:span>time<text:span text:style-name="T56"> </text:span>signature’s <text:span text:style-name="T4">denominator.</text:span></text:p>
      <text:p text:style-name="P29"><text:span text:style-name="T6">Example-1</text:span><text:span text:style-name="T4">:</text:span><text:span text:style-name="T41"> </text:span><text:span text:style-name="T4">4/4</text:span><text:span text:style-name="T41"> </text:span><text:span text:style-name="T4">time</text:span><text:span text:style-name="T41"> </text:span><text:span text:style-name="T4">gets</text:span><text:span text:style-name="T41"> </text:span><text:span text:style-name="T4">a</text:span><text:span text:style-name="T59"> </text:span><text:span text:style-name="T4">‘count’</text:span><text:span text:style-name="T41"> </text:span><text:span text:style-name="T4">sound</text:span><text:span text:style-name="T41"> </text:span><text:span text:style-name="T4">every</text:span><text:span text:style-name="T41"> </text:span><text:span text:style-name="T4">8th</text:span><text:span text:style-name="T41"> </text:span><text:span text:style-name="T4">note:</text:span><text:span text:style-name="T59"> </text:span><text:span text:style-name="T4">“1</text:span><text:span text:style-name="T41"> </text:span><text:span text:style-name="T4">&amp;</text:span><text:span text:style-name="T41"> </text:span><text:span text:style-name="T4">2</text:span><text:span text:style-name="T41"> </text:span><text:span text:style-name="T4">&amp;</text:span><text:span text:style-name="T41"> </text:span><text:span text:style-name="T4">3</text:span><text:span text:style-name="T59"> </text:span><text:span text:style-name="T4">&amp;</text:span><text:span text:style-name="T41"> </text:span><text:span text:style-name="T4">4</text:span><text:span text:style-name="T41"> </text:span><text:span text:style-name="T8">&amp;”. <text:s/></text:span><text:span text:style-name="T20">Yes - ok</text:span></text:p>
      <text:p text:style-name="Text_20_body"><text:span text:style-name="T6">Example-2</text:span><text:span text:style-name="T4">:</text:span><text:span text:style-name="T12"> </text:span><text:span text:style-name="T4">6/8</text:span><text:span text:style-name="T13"> </text:span><text:span text:style-name="T4">time</text:span><text:span text:style-name="T13"> </text:span><text:span text:style-name="T4">yields:</text:span><text:span text:style-name="T13"> </text:span><text:span text:style-name="T4">“1</text:span><text:span text:style-name="T12"> </text:span><text:span text:style-name="T4">&amp;</text:span><text:span text:style-name="T13"> </text:span><text:span text:style-name="T4">2</text:span><text:span text:style-name="T13"> </text:span><text:span text:style-name="T4">&amp;</text:span><text:span text:style-name="T13"> </text:span><text:span text:style-name="T4">3</text:span><text:span text:style-name="T12"> </text:span><text:span text:style-name="T4">&amp;</text:span><text:span text:style-name="T13"> </text:span><text:span text:style-name="T4">4</text:span><text:span text:style-name="T13"> </text:span><text:span text:style-name="T4">&amp;</text:span><text:span text:style-name="T13"> </text:span><text:span text:style-name="T4">5</text:span><text:span text:style-name="T12"> </text:span><text:span text:style-name="T4">&amp;</text:span><text:span text:style-name="T13"> </text:span><text:span text:style-name="T4">6</text:span><text:span text:style-name="T13"> </text:span><text:span text:style-name="T8">&amp;”. <text:s/></text:span><text:span text:style-name="T20">While this is technically true it would rarely be used. This example would yield all 16</text:span><text:span text:style-name="T22">th</text:span><text:span text:style-name="T20"> notes and I have never seen anyone do a count-in with 16</text:span><text:span text:style-name="T22">th</text:span><text:span text:style-name="T20"> notes. 6/8 time you would either do 1-2-3-4-5-6 or 2 groups of triplets with an emphasis on beat 1 of each group.</text:span></text:p>
      <text:p text:style-name="P23"/>
      <text:h text:style-name="Heading_20_1" text:outline-level="1"><text:span text:style-name="T1">Pick-Up</text:span><text:span text:style-name="T60"> </text:span><text:span text:style-name="T1">Measure</text:span><text:span text:style-name="T61"> </text:span><text:span text:style-name="T5">Counts</text:span></text:h>
      <text:p text:style-name="P30">Doing<text:span text:style-name="T8"> </text:span>a<text:span text:style-name="T8"> </text:span>count-in<text:span text:style-name="T8"> </text:span>for<text:span text:style-name="T8"> </text:span>tunes<text:span text:style-name="T8"> </text:span>that<text:span text:style-name="T8"> </text:span>start<text:span text:style-name="T8"> </text:span>with<text:span text:style-name="T8"> </text:span>a<text:span text:style-name="T8"> </text:span>pickup<text:span text:style-name="T8"> </text:span>measure<text:span text:style-name="T8"> </text:span>can<text:span text:style-name="T8"> </text:span>be<text:span text:style-name="T8"> </text:span>tricky.<text:span text:style-name="T8"> </text:span>A<text:span text:style-name="T8"> </text:span>pickup<text:span text:style-name="T8"> </text:span>measure,<text:span text:style-name="T8"> </text:span>as<text:span text:style-name="T8"> </text:span>we<text:span text:style-name="T8"> </text:span>all<text:span text:style-name="T8"> </text:span>know,<text:span text:style-name="T8"> </text:span>is<text:span text:style-name="T8"> </text:span>a<text:span text:style-name="T8"> </text:span>partial measure that begins a song. For example, a tune in 4/4 time may begin with a single quarter note in it’s ﬁrst measure. So<text:span text:style-name="T62"> </text:span>it<text:span text:style-name="T62"> </text:span>begins<text:span text:style-name="T62"> </text:span><text:span text:style-name="T63">with</text:span><text:span text:style-name="T64"> </text:span><text:span text:style-name="T63">a</text:span><text:span text:style-name="T64"> </text:span><text:span text:style-name="T63">one-beat</text:span><text:span text:style-name="T64"> </text:span><text:span text:style-name="T63">measure</text:span><text:span text:style-name="T64"> </text:span><text:span text:style-name="T63">instead</text:span><text:span text:style-name="T64"> </text:span><text:span text:style-name="T63">of</text:span><text:span text:style-name="T64"> </text:span><text:span text:style-name="T63">a</text:span><text:span text:style-name="T64"> </text:span><text:span text:style-name="T63">fully</text:span><text:span text:style-name="T64"> </text:span><text:span text:style-name="T63">populated</text:span>,<text:span text:style-name="T62"> on beat 4 of a </text:span>4-beat<text:span text:style-name="T62"> </text:span>measure.<text:span text:style-name="T62"> </text:span>That’s<text:span text:style-name="T62"> </text:span>a<text:span text:style-name="T62"> </text:span>so-called<text:span text:style-name="T62"> </text:span>“pickup<text:span text:style-name="T62"> </text:span>measure.”</text:p>
      <text:p text:style-name="P32" loext:marker-style-name="T15">Some<text:span text:style-name="T65"> </text:span>folks<text:span text:style-name="T65"> </text:span>don’t<text:span text:style-name="T65"> </text:span>bother<text:span text:style-name="T65"> </text:span>accounting<text:span text:style-name="T65"> </text:span>for<text:span text:style-name="T65"> </text:span>pickup<text:span text:style-name="T65"> </text:span>measures/notes<text:span text:style-name="T65"> </text:span>in<text:span text:style-name="T65"> </text:span>the<text:span text:style-name="T65"> </text:span>count<text:span text:style-name="T65"> </text:span>in.<text:span text:style-name="T65"> </text:span>They<text:span text:style-name="T65"> </text:span>will<text:span text:style-name="T65"> </text:span>simply<text:span text:style-name="T65"> </text:span>count<text:span text:style-name="T65"> </text:span>oﬀ<text:span text:style-name="T65"> </text:span>one<text:span text:style-name="T65"> </text:span>full measure of beats and then go. <text:span text:style-name="T15">I have not seen this. The standard rule for a pickup measure is to count a full measure then count the “absent” beats of the pick up measure. The full measures gives people a good idea of the tempo. The unplayed beats of the pickup measure let them know exactly when to come in. So in a 4/4 tune with a pickup measure of 1 quart note (or 2 8</text:span><text:span text:style-name="T23">th</text:span><text:span text:style-name="T15"> notes) the count in would be 1-2-3-4; 1-2-3 and the players know to come in on beat 4. </text:span></text:p>
      <text:p text:style-name="P32">Others can be very particular about counting-in, in proper tempo, up to that ﬁrst pickup note so that the counting ‘in their head’ stays on track into the song as they go.</text:p>
      <text:p text:style-name="P32">Below<text:span text:style-name="T13"> </text:span>is<text:span text:style-name="T13"> </text:span>my<text:span text:style-name="T13"> </text:span>current,<text:span text:style-name="T13"> </text:span>best,<text:span text:style-name="T13"> </text:span>take<text:span text:style-name="T13"> </text:span>on<text:span text:style-name="T13"> </text:span>the<text:span text:style-name="T13"> </text:span>relevant<text:span text:style-name="T13"> </text:span>pickup<text:span text:style-name="T13"> </text:span>measure<text:span text:style-name="T13"> </text:span>count<text:span text:style-name="T13"> </text:span>in<text:span text:style-name="T13"> </text:span>scenarios.<text:span text:style-name="T13"> </text:span>These<text:span text:style-name="T13"> </text:span>are<text:span text:style-name="T13"> </text:span>used<text:span text:style-name="T13"> </text:span>in<text:span text:style-name="T13"> </text:span>the<text:span text:style-name="T13"> </text:span>next<text:span text:style-name="T13"> </text:span>section to derive the coding logic using in the script to actually generate the count in.</text:p>
      <text:h text:style-name="P1" text:outline-level="2"><text:span text:style-name="T1">Case-1:</text:span><text:span text:style-name="T10"> </text:span><text:span text:style-name="T1">First</text:span><text:span text:style-name="T67"> </text:span><text:span text:style-name="T1">Pickup</text:span><text:span text:style-name="T67"> </text:span><text:span text:style-name="T1">Note</text:span><text:span text:style-name="T67"> </text:span><text:span text:style-name="T1">on</text:span><text:span text:style-name="T67"> </text:span><text:span text:style-name="T1">Full</text:span><text:span text:style-name="T67"> </text:span><text:span text:style-name="T1">Beat,</text:span><text:span text:style-name="T67"> </text:span><text:span text:style-name="T1">Request</text:span><text:span text:style-name="T10"> </text:span><text:span text:style-name="T1">Full-Beat</text:span><text:span text:style-name="T67"> </text:span><text:span text:style-name="T10">Count</text:span></text:h>
      <text:p text:style-name="P36">Say<text:span text:style-name="T8"> </text:span>the<text:span text:style-name="T8"> </text:span>pickup<text:span text:style-name="T8"> </text:span>measure’s<text:span text:style-name="T8"> </text:span>ﬁrst<text:span text:style-name="T8"> </text:span>note<text:span text:style-name="T8"> </text:span>is<text:span text:style-name="T8"> </text:span>a<text:span text:style-name="T8"> </text:span>full<text:span text:style-name="T8"> </text:span>beat<text:span text:style-name="T8"> </text:span>duration<text:span text:style-name="T8"> </text:span>note,<text:span text:style-name="T8"> </text:span>as<text:span text:style-name="T8"> </text:span>deﬁned<text:span text:style-name="T8"> </text:span>by<text:span text:style-name="T8"> </text:span>the<text:span text:style-name="T8"> </text:span>time<text:span text:style-name="T8"> </text:span>signature’s<text:span text:style-name="T8"> </text:span>denominator,<text:span text:style-name="T8"> </text:span>and<text:span text:style-name="T8"> </text:span>it starts at the ﬁnal beat in the pickup measure. Further assume that you did<text:span text:style-name="T41"> </text:span><text:span text:style-name="T32">not </text:span>specify to use Half-Beat counts.</text:p>
      <text:p text:style-name="P37" loext:marker-style-name="T15"><text:span text:style-name="T68">Example-1</text:span>:<text:span text:style-name="T56"> </text:span>4/4<text:span text:style-name="T58"> </text:span>time<text:span text:style-name="T62"> </text:span>with<text:span text:style-name="T62"> </text:span>a<text:span text:style-name="T62"> </text:span>single<text:span text:style-name="T62"> </text:span>quarter<text:span text:style-name="T62"> </text:span>note<text:span text:style-name="T62"> </text:span>pickup.<text:span text:style-name="T62"> </text:span>Count-In:<text:span text:style-name="T62"> </text:span>“1<text:span text:style-name="T62"> </text:span>2<text:span text:style-name="T62"> </text:span>3<text:span text:style-name="T62"> </text:span>4<text:span text:style-name="T62"> </text:span><text:span text:style-name="T69">|</text:span><text:span text:style-name="T70"> </text:span>1<text:span text:style-name="T62"> </text:span>2<text:span text:style-name="T62"> </text:span><text:span text:style-name="T8">3” <text:s/></text:span><text:span text:style-name="T20">yes</text:span></text:p>
      <text:p text:style-name="Text_20_body" loext:marker-style-name="T21"><text:span text:style-name="T68">Example-2</text:span>:<text:span text:style-name="T56"> </text:span>6/8<text:span text:style-name="T12"> </text:span>time<text:span text:style-name="T12"> </text:span>with<text:span text:style-name="T12"> </text:span>two<text:span text:style-name="T12"> </text:span>8th<text:span text:style-name="T12"> </text:span>notes<text:span text:style-name="T12"> </text:span>in<text:span text:style-name="T12"> </text:span>the<text:span text:style-name="T12"> </text:span>pickup.<text:span text:style-name="T12"> </text:span>Count-In:<text:span text:style-name="T12"> </text:span>“1<text:span text:style-name="T12"> </text:span>2<text:span text:style-name="T62"> </text:span>3<text:span text:style-name="T12"> </text:span>4<text:span text:style-name="T12"> </text:span>5<text:span text:style-name="T12"> </text:span>6<text:span text:style-name="T12"> </text:span><text:span text:style-name="T69">|</text:span><text:span text:style-name="T70"> </text:span>1<text:span text:style-name="T12"> </text:span>2<text:span text:style-name="T12"> </text:span>3<text:span text:style-name="T12"> </text:span><text:span text:style-name="T8">4” <text:s/></text:span><text:span text:style-name="T21">yes and if possible, make beats</text:span><text:span text:style-name="T10"> </text:span><text:span text:style-name="T21">1 and 4 a bit louder.</text:span></text:p>
      <text:p text:style-name="P8" loext:marker-style-name="T34"/>
      <text:h text:style-name="P2" text:outline-level="2" loext:marker-style-name="T24"><text:span text:style-name="T1">Case-2:</text:span><text:span text:style-name="T67"> </text:span><text:span text:style-name="T1">First</text:span><text:span text:style-name="T5"> </text:span><text:span text:style-name="T1">Pickup</text:span><text:span text:style-name="T5"> </text:span><text:span text:style-name="T1">Note</text:span><text:span text:style-name="T5"> </text:span><text:span text:style-name="T1">on</text:span><text:span text:style-name="T5"> </text:span><text:span text:style-name="T1">Full</text:span><text:span text:style-name="T5"> </text:span><text:span text:style-name="T1">Beat,</text:span><text:span text:style-name="T67"> </text:span><text:span text:style-name="T1">Request</text:span><text:span text:style-name="T5"> </text:span><text:span text:style-name="T1">Half-Beat</text:span><text:span text:style-name="T5"> </text:span><text:span text:style-name="T10">Count <text:s/></text:span></text:h>
      <text:p text:style-name="P9" loext:marker-style-name="T48"><text:span text:style-name="T48">Now</text:span><text:span text:style-name="T44"> </text:span><text:span text:style-name="T48">assume</text:span><text:span text:style-name="T44"> </text:span><text:span text:style-name="T48">that</text:span><text:span text:style-name="T44"> </text:span><text:span text:style-name="T48">the</text:span><text:span text:style-name="T44"> </text:span><text:span text:style-name="T48">pickup</text:span><text:span text:style-name="T44"> </text:span><text:span text:style-name="T48">measure’s</text:span><text:span text:style-name="T44"> </text:span><text:span text:style-name="T48">ﬁrst</text:span><text:span text:style-name="T44"> </text:span><text:span text:style-name="T48">note</text:span><text:span text:style-name="T44"> </text:span><text:span text:style-name="T48">is</text:span><text:span text:style-name="T44"> </text:span><text:span text:style-name="T48">a</text:span><text:span text:style-name="T44"> </text:span><text:span text:style-name="T48">full</text:span><text:span text:style-name="T44"> </text:span><text:span text:style-name="T48">beat</text:span><text:span text:style-name="T44"> </text:span><text:span text:style-name="T48">duration</text:span><text:span text:style-name="T44"> </text:span><text:span text:style-name="T48">note</text:span><text:span text:style-name="T44"> </text:span><text:span text:style-name="T48">as</text:span><text:span text:style-name="T44"> </text:span><text:span text:style-name="T48">deﬁned</text:span><text:span text:style-name="T44"> </text:span><text:span text:style-name="T48">by</text:span><text:span text:style-name="T44"> </text:span><text:span text:style-name="T48">the</text:span><text:span text:style-name="T44"> </text:span><text:span text:style-name="T48">time</text:span><text:span text:style-name="T44"> </text:span><text:span text:style-name="T48">signature’s </text:span><text:span text:style-name="T50">denominator,</text:span><text:span text:style-name="T52"> </text:span><text:span text:style-name="T35">and</text:span><text:span text:style-name="T36"> </text:span><text:span text:style-name="T35">you</text:span><text:span text:style-name="T36"> </text:span><text:span text:style-name="T35">speciﬁed</text:span><text:span text:style-name="T36"> </text:span><text:span text:style-name="T35">to</text:span><text:span text:style-name="T36"> </text:span><text:span text:style-name="T35">use</text:span><text:span text:style-name="T36"> </text:span><text:span text:style-name="T35">Half-Beat</text:span><text:span text:style-name="T36"> </text:span><text:span text:style-name="T35">counts</text:span><text:span text:style-name="T50">.</text:span></text:p>
      <text:p text:style-name="P37" loext:marker-style-name="T15"><text:span text:style-name="T68">Example-1</text:span>:<text:span text:style-name="T62"> </text:span>4/4<text:span text:style-name="T41"> </text:span>time<text:span text:style-name="T13"> </text:span>with<text:span text:style-name="T13"> </text:span>a<text:span text:style-name="T41"> </text:span>single<text:span text:style-name="T13"> </text:span>full<text:span text:style-name="T13"> </text:span>beat<text:span text:style-name="T41"> </text:span>duration<text:span text:style-name="T13"> </text:span>pickup<text:span text:style-name="T13"> </text:span>note.<text:span text:style-name="T41"> </text:span>You<text:span text:style-name="T13"> </text:span>get:<text:span text:style-name="T13"> </text:span>“1<text:span text:style-name="T41"> </text:span>&amp;<text:span text:style-name="T13"> </text:span>2<text:span text:style-name="T13"> </text:span>&amp;<text:span text:style-name="T41"> </text:span>3<text:span text:style-name="T13"> </text:span>&amp;<text:span text:style-name="T41"> </text:span>4<text:span text:style-name="T13"> </text:span>&amp;<text:span text:style-name="T13"> </text:span><text:span text:style-name="T69">|</text:span><text:span text:style-name="T70"> </text:span>1<text:span text:style-name="T41"> </text:span>&amp;<text:span text:style-name="T13"> </text:span>2<text:span text:style-name="T13"> </text:span>&amp;<text:span text:style-name="T41"> </text:span>3<text:span text:style-name="T13"> </text:span><text:span text:style-name="T8">&amp;” <text:s text:c="2"/></text:span><text:span text:style-name="T20">yes</text:span></text:p>
      <text:p text:style-name="Text_20_body"><text:span text:style-name="T68">Example-2</text:span>:<text:span text:style-name="T58"> </text:span>6/8<text:span text:style-name="T13"> </text:span>time<text:span text:style-name="T12"> </text:span>with<text:span text:style-name="T13"> </text:span>three<text:span text:style-name="T12"> </text:span>8th<text:span text:style-name="T13"> </text:span>note<text:span text:style-name="T12"> </text:span>pickups.<text:span text:style-name="T12"> </text:span>You<text:span text:style-name="T13"> </text:span>get:<text:span text:style-name="T12"> </text:span>“1<text:span text:style-name="T13"> </text:span>&amp;<text:span text:style-name="T12"> </text:span>2<text:span text:style-name="T13"> </text:span>&amp;<text:span text:style-name="T12"> </text:span>3<text:span text:style-name="T12"> </text:span>&amp;<text:span text:style-name="T13"> </text:span>4<text:span text:style-name="T12"> </text:span>&amp;<text:span text:style-name="T13"> </text:span>5<text:span text:style-name="T12"> </text:span>&amp;<text:span text:style-name="T13"> </text:span>6<text:span text:style-name="T12"> </text:span>&amp;<text:span text:style-name="T12"> </text:span><text:span text:style-name="T69">|</text:span><text:span text:style-name="T70"> </text:span>1<text:span text:style-name="T13"> </text:span>&amp;<text:span text:style-name="T12"> </text:span>2<text:span text:style-name="T13"> </text:span>&amp;<text:span text:style-name="T12"> </text:span>3<text:span text:style-name="T13"> </text:span><text:span text:style-name="T8">&amp;” <text:s text:c="3"/></text:span><text:span text:style-name="T20">yes </text:span></text:p>
      <text:p text:style-name="Text_20_body" loext:marker-style-name="T15"><text:span text:style-name="T68">Example-3</text:span>:<text:span text:style-name="T13"> </text:span>¾<text:span text:style-name="T41"> </text:span>time<text:span text:style-name="T41"> </text:span>with<text:span text:style-name="T41"> </text:span>a<text:span text:style-name="T41"> </text:span>pickup<text:span text:style-name="T41"> </text:span><text:span text:style-name="T15">that</text:span><text:span text:style-name="T25"> </text:span><text:span text:style-name="T15">contains</text:span><text:span text:style-name="T25"> 2 beats eg. </text:span>one<text:span text:style-name="T41"> </text:span>quarter<text:span text:style-name="T41"> </text:span>note<text:span text:style-name="T41"> </text:span>followed<text:span text:style-name="T41"> </text:span>by<text:span text:style-name="T41"> </text:span>2<text:span text:style-name="T41"> </text:span>eighth<text:span text:style-name="T41"> </text:span>notes.<text:span text:style-name="T41"> </text:span>“1<text:span text:style-name="T41"> </text:span>&amp;<text:span text:style-name="T41"> </text:span>2<text:span text:style-name="T41"> </text:span>&amp;<text:span text:style-name="T41"> </text:span>3<text:span text:style-name="T41"> </text:span>&amp;<text:span text:style-name="T41"> </text:span><text:span text:style-name="T69">|</text:span><text:span text:style-name="T70"> </text:span>1<text:span text:style-name="T41"> </text:span><text:span text:style-name="T8">&amp;” </text:span><text:span text:style-name="T20">yes</text:span></text:p>
      <text:h text:style-name="Heading_20_2" text:outline-level="2"><text:span text:style-name="T1">Case-3:</text:span><text:span text:style-name="T67"> </text:span><text:span text:style-name="T1">First</text:span><text:span text:style-name="T5"> </text:span><text:span text:style-name="T1">Pickup</text:span><text:span text:style-name="T5"> </text:span><text:span text:style-name="T1">Note</text:span><text:span text:style-name="T67"> </text:span><text:span text:style-name="T1">on</text:span><text:span text:style-name="T5"> </text:span><text:span text:style-name="T1">Half</text:span><text:span text:style-name="T5"> </text:span><text:span text:style-name="T1">Beat,</text:span><text:span text:style-name="T5"> </text:span><text:span text:style-name="T1">Request</text:span><text:span text:style-name="T67"> </text:span><text:span text:style-name="T1">Full-Beat</text:span><text:span text:style-name="T5"> </text:span><text:span text:style-name="T10">Count</text:span></text:h>
      <text:p text:style-name="P27" loext:marker-style-name="T15">Now say that the pickup measure’s ﬁrst note is of a half beat duration as deﬁned by the time signature’s denominator and that you did<text:span text:style-name="T41"> </text:span><text:span text:style-name="T32">not </text:span>specify to use Half-Beat counts. I believe this to be a weird choice to make. <text:span text:style-name="T15">Actually, this is not uncommon. </text:span><text:s/>If the pickup begins on a half-beat then that is generally what causes you to want a half-beat <text:line-break/>count-in. <text:span text:style-name="T15">Maybe. </text:span></text:p>
      <text:p text:style-name="P27" loext:marker-style-name="T15"><text:span text:style-name="T15">So for this case where the user requests a full beat count in - <text:s/>the count in for 4/4 time with an 8</text:span><text:span text:style-name="T23">th</text:span><text:span text:style-name="T15"> note pick-up would be <text:s/>1-2-3-4 (measure 1) then 1-2-3-4 (for the pickup measure) and folks know to play the 8</text:span><text:span text:style-name="T23">th</text:span><text:span text:style-name="T15"> note as soon as they hear the “4” in the 2</text:span><text:span text:style-name="T23">nd</text:span><text:span text:style-name="T15"> measure of countin.</text:span></text:p>
      <text:p text:style-name="P28" loext:marker-style-name="T15">But I suppose this is conceivably possible.<text:span text:style-name="T41"> </text:span>Below<text:span text:style-name="T41"> </text:span>shows<text:span text:style-name="T41"> </text:span>how<text:span text:style-name="T41"> </text:span>I’m<text:span text:style-name="T41"> </text:span>choosing<text:span text:style-name="T41"> </text:span>to<text:span text:style-name="T41"> </text:span>handle<text:span text:style-name="T41"> </text:span>this<text:span text:style-name="T41"> </text:span>case;<text:span text:style-name="T41"> </text:span>but<text:span text:style-name="T41"> </text:span>it<text:span text:style-name="T41"> </text:span>doesn’t<text:span text:style-name="T41"> </text:span>seem<text:span text:style-name="T41"> </text:span>right,<text:span text:style-name="T41"> </text:span>or<text:span text:style-name="T41"> </text:span>sensible.<text:span text:style-name="T41"> </text:span>That<text:span text:style-name="T41"> </text:span>hanging<text:span text:style-name="T41"> </text:span>“&amp;”<text:span text:style-name="T41"> </text:span>is, <text:span text:style-name="T7">I</text:span><text:span text:style-name="T42"> </text:span><text:span text:style-name="T7">think,</text:span><text:span text:style-name="T42"> </text:span><text:span text:style-name="T7">technically</text:span><text:span text:style-name="T42"> </text:span><text:span text:style-name="T7">correct</text:span><text:span text:style-name="T42"> </text:span><text:span text:style-name="T7">it</text:span><text:span text:style-name="T42"> </text:span><text:span text:style-name="T7">that</text:span><text:span text:style-name="T42"> </text:span><text:span text:style-name="T7">it</text:span><text:span text:style-name="T42"> </text:span><text:span text:style-name="T7">will</text:span><text:span text:style-name="T42"> </text:span><text:span text:style-name="T7">be</text:span><text:span text:style-name="T42"> </text:span><text:span text:style-name="T7">stated</text:span><text:span text:style-name="T42"> </text:span><text:span text:style-name="T7">on</text:span><text:span text:style-name="T42"> </text:span><text:span text:style-name="T7">the</text:span><text:span text:style-name="T42"> </text:span><text:span text:style-name="T7">correct</text:span><text:span text:style-name="T42"> </text:span><text:span text:style-name="T7">beat,</text:span><text:span text:style-name="T42"> </text:span><text:span text:style-name="T7">and</text:span><text:span text:style-name="T42"> </text:span><text:span text:style-name="T7">it’s</text:span><text:span text:style-name="T42"> </text:span><text:span text:style-name="T7">duration</text:span><text:span text:style-name="T42"> </text:span><text:span text:style-name="T7">is</text:span><text:span text:style-name="T42"> </text:span><text:span text:style-name="T7">a</text:span><text:span text:style-name="T42"> </text:span><text:span text:style-name="T7">half-beat</text:span><text:span text:style-name="T42"> </text:span><text:span text:style-name="T7">thereby</text:span><text:span text:style-name="T42"> </text:span><text:span text:style-name="T7">leaving </text:span><text:span text:style-name="T71">‘space’</text:span><text:span text:style-name="T72"> </text:span><text:span text:style-name="T71">for</text:span><text:span text:style-name="T72"> </text:span><text:span text:style-name="T71">the</text:span><text:span text:style-name="T57"> </text:span><text:span text:style-name="T71">half-beat</text:span><text:span text:style-name="T72"> </text:span><text:span text:style-name="T71">note</text:span><text:span text:style-name="T57"> </text:span><text:span text:style-name="T71">to</text:span><text:span text:style-name="T72"> </text:span><text:span text:style-name="T71">start</text:span><text:span text:style-name="T72"> </text:span><text:span text:style-name="T71">on.</text:span><text:span text:style-name="T57"> </text:span><text:span text:style-name="T71">But</text:span><text:span text:style-name="T72"> </text:span><text:span text:style-name="T71">really</text:span><text:span text:style-name="T57"> </text:span><text:span text:style-name="T71">I</text:span><text:span text:style-name="T72"> </text:span><text:span text:style-name="T71">think</text:span><text:span text:style-name="T72"> </text:span><text:span text:style-name="T71">it’s</text:span><text:span text:style-name="T57"> </text:span><text:span text:style-name="T71">signaling</text:span><text:span text:style-name="T72"> </text:span><text:span text:style-name="T71">that</text:span><text:span text:style-name="T57"> </text:span><text:span text:style-name="T71">it</text:span><text:span text:style-name="T72"> </text:span><text:span text:style-name="T71">ain’t</text:span><text:span text:style-name="T57"> </text:span><text:span text:style-name="T71">right</text:span><text:span text:style-name="T72"> </text:span><text:span text:style-name="T71">and</text:span><text:span text:style-name="T72"> </text:span><text:span text:style-name="T71">the</text:span><text:span text:style-name="T57"> </text:span><text:span text:style-name="T71">user</text:span><text:span text:style-name="T72"> </text:span><text:span text:style-name="T71">should</text:span><text:span text:style-name="T57"> </text:span><text:span text:style-name="T71">go</text:span><text:span text:style-name="T72"> </text:span><text:span text:style-name="T71">for</text:span><text:span text:style-name="T72"> </text:span><text:span text:style-name="T71">a diﬀerent</text:span><text:span text:style-name="T7"> </text:span><text:span text:style-name="T71">sequence. </text:span><text:span text:style-name="T26">Not right to sound the &amp; unless you are counting all the &amp;s</text:span></text:p>
      <text:p text:style-name="P38" loext:marker-style-name="T15"><text:span text:style-name="T68">Example-1</text:span>:<text:span text:style-name="T56"> </text:span>4/4<text:span text:style-name="T56"> </text:span>time<text:span text:style-name="T56"> </text:span>with<text:span text:style-name="T56"> </text:span>a<text:span text:style-name="T58"> </text:span>single<text:span text:style-name="T58"> </text:span>8th<text:span text:style-name="T58"> </text:span>note<text:span text:style-name="T73"> </text:span>pickup.<text:span text:style-name="T58"> </text:span>You<text:span text:style-name="T58"> </text:span>get:<text:span text:style-name="T73"> </text:span>“1<text:span text:style-name="T58"> </text:span>2<text:span text:style-name="T58"> </text:span>3<text:span text:style-name="T73"> </text:span>4<text:span text:style-name="T58"> </text:span><text:span text:style-name="T69">|</text:span><text:span text:style-name="T70"> </text:span>1<text:span text:style-name="T73"> </text:span>2<text:span text:style-name="T58"> </text:span>3<text:span text:style-name="T58"> </text:span><text:span text:style-name="T8">&amp;” <text:s text:c="2"/></text:span><text:span text:style-name="T20">No</text:span><text:span text:style-name="T8"> </text:span><text:span text:style-name="T20"><text:s/>Either count all the &amp;’s so it would be 1&amp;2&amp;3&amp;4 <text:s text:c="3"/>or just count 1-2-3-4 and people understand to come in on the &amp; as soon as they hear beat 4. </text:span></text:p>
      <text:p text:style-name="P34" loext:marker-style-name="T28"><text:span text:style-name="T68">Example-2</text:span>:<text:span text:style-name="T41"> </text:span>6/8<text:span text:style-name="T41"> </text:span>time<text:span text:style-name="T41"> </text:span>with<text:span text:style-name="T41"> </text:span>a<text:span text:style-name="T41"> </text:span>pickup<text:span text:style-name="T41"> </text:span>that<text:span text:style-name="T41"> </text:span>contains<text:span text:style-name="T41"> </text:span>one<text:span text:style-name="T41"> </text:span>16th<text:span text:style-name="T41"> </text:span>note<text:span text:style-name="T41"> </text:span>followed<text:span text:style-name="T41"> </text:span>by<text:span text:style-name="T41"> </text:span>2<text:span text:style-name="T41"> </text:span>eighth<text:span text:style-name="T41"> </text:span>notes.<text:span text:style-name="T41"> </text:span>You<text:span text:style-name="T41"> </text:span>then<text:span text:style-name="T41"> </text:span>get:<text:span text:style-name="T41"> </text:span>“1<text:span text:style-name="T41"> </text:span>2<text:span text:style-name="T41"> </text:span>3<text:span text:style-name="T41"> </text:span>4<text:span text:style-name="T41"> </text:span>5<text:span text:style-name="T41"> </text:span>6<text:span text:style-name="T41"> </text:span><text:span text:style-name="T69">|</text:span><text:span text:style-name="T70"> </text:span>1 2 3 4 &amp;” <text:s/><text:span text:style-name="T15">I have never heard anyone count in 16</text:span><text:span text:style-name="T23">th</text:span><text:span text:style-name="T15"> notes</text:span>. <text:span text:style-name="T15">For this case the count in would be <text:s/></text:span><text:span text:style-name="T27">1</text:span><text:span text:style-name="T15">-2-3-</text:span><text:span text:style-name="T27">4</text:span><text:span text:style-name="T15"> <text:s text:c="2"/>and they know to play the 16</text:span><text:span text:style-name="T23">th</text:span><text:span text:style-name="T15"> note as soon as they hear the “4” <text:s text:c="2"/>If you/someone wanted the 16</text:span><text:span text:style-name="T23">th</text:span><text:span text:style-name="T15"> notes, then count </text:span><text:span text:style-name="T27">1</text:span><text:span text:style-name="T15">&amp;2&amp;3&amp;</text:span><text:span text:style-name="T27">4</text:span></text:p>
      <text:h text:style-name="P3" text:outline-level="2"><text:span text:style-name="T1">Case-4:</text:span><text:span text:style-name="T5"> </text:span><text:span text:style-name="T1">First</text:span><text:span text:style-name="T5"> </text:span><text:span text:style-name="T1">Pickup</text:span><text:span text:style-name="T5"> </text:span><text:span text:style-name="T1">Note</text:span><text:span text:style-name="T5"> </text:span><text:span text:style-name="T1">on</text:span><text:span text:style-name="T5"> </text:span><text:span text:style-name="T1">Half</text:span><text:span text:style-name="T5"> </text:span><text:span text:style-name="T1">Beat,</text:span><text:span text:style-name="T66"> </text:span><text:span text:style-name="T1">Request</text:span><text:span text:style-name="T5"> </text:span><text:span text:style-name="T1">Half-Beat</text:span><text:span text:style-name="T5"> </text:span><text:span text:style-name="T10">Count</text:span></text:h>
      <text:p text:style-name="P35">OK, let’s say that the pickup measure’s ﬁrst note is of a half beat duration as deﬁned by the time signature’s denominator and that it starts on a half-beat point in the pickup measure. Further say that you went ahead and <text:span text:style-name="T71">speciﬁed</text:span><text:span text:style-name="T57"> </text:span><text:span text:style-name="T71">to</text:span><text:span text:style-name="T57"> </text:span><text:span text:style-name="T71">use</text:span><text:span text:style-name="T57"> </text:span><text:span text:style-name="T71">Half-Beat</text:span><text:span text:style-name="T57"> </text:span><text:span text:style-name="T71">counts.</text:span></text:p>
      <text:p text:style-name="P39" loext:marker-style-name="T15"><text:span text:style-name="T68">Example-1</text:span>:<text:span text:style-name="T56"> </text:span>4/4<text:span text:style-name="T12"> </text:span>time<text:span text:style-name="T12"> </text:span>with<text:span text:style-name="T12"> </text:span>a<text:span text:style-name="T12"> </text:span>single<text:span text:style-name="T12"> </text:span>8th<text:span text:style-name="T12"> </text:span>note<text:span text:style-name="T12"> </text:span>pickup.<text:span text:style-name="T12"> </text:span>You<text:span text:style-name="T12"> </text:span>get:<text:span text:style-name="T12"> </text:span>“1<text:span text:style-name="T12"> </text:span>&amp;<text:span text:style-name="T12"> </text:span>2<text:span text:style-name="T12"> </text:span>&amp;<text:span text:style-name="T12"> </text:span>3<text:span text:style-name="T12"> </text:span>&amp;<text:span text:style-name="T12"> </text:span>4<text:span text:style-name="T12"> </text:span>&amp;<text:span text:style-name="T12"> </text:span><text:span text:style-name="T69">|</text:span><text:span text:style-name="T70"> </text:span>1<text:span text:style-name="T12"> </text:span>&amp;<text:span text:style-name="T12"> </text:span>2<text:span text:style-name="T12"> </text:span>&amp;<text:span text:style-name="T62"> </text:span>3<text:span text:style-name="T12"> </text:span>&amp;<text:span text:style-name="T12"> </text:span><text:span text:style-name="T8">4” <text:s/></text:span><text:span text:style-name="T20">yes</text:span></text:p>
      <text:p text:style-name="P34" loext:marker-style-name="T15"><text:span text:style-name="T68">Example-2</text:span>:<text:span text:style-name="T59"> </text:span>6/8<text:span text:style-name="T59"> </text:span>time<text:span text:style-name="T59"> </text:span>with<text:span text:style-name="T59"> </text:span>a<text:span text:style-name="T59"> </text:span>pickup<text:span text:style-name="T59"> </text:span>that<text:span text:style-name="T59"> </text:span>contains<text:span text:style-name="T59"> </text:span>one<text:span text:style-name="T59"> </text:span>16th<text:span text:style-name="T59"> </text:span>note<text:span text:style-name="T59"> </text:span>followed<text:span text:style-name="T59"> </text:span>by<text:span text:style-name="T59"> </text:span>2<text:span text:style-name="T59"> </text:span>eighth<text:span text:style-name="T59"> </text:span>notes.<text:span text:style-name="T59"> </text:span>You<text:span text:style-name="T59"> </text:span>then<text:span text:style-name="T59"> </text:span>get:<text:span text:style-name="T59"> </text:span>“1<text:span text:style-name="T59"> </text:span>&amp;<text:span text:style-name="T59"> </text:span>2<text:span text:style-name="T59"> </text:span>&amp;<text:span text:style-name="T59"> </text:span>3<text:span text:style-name="T59"> </text:span>&amp;<text:span text:style-name="T59"> </text:span>4 &amp; 5 &amp; 6 &amp; <text:span text:style-name="T69">|</text:span><text:span text:style-name="T75"> </text:span>1 &amp; 2 &amp; 3 &amp; 4” <text:s text:c="2"/><text:span text:style-name="T15">yes if you really want to count all those 16</text:span><text:span text:style-name="T23">th</text:span><text:span text:style-name="T15"> notes!</text:span></text:p>
      <text:p text:style-name="P33"/>
      <text:h text:style-name="P5" text:outline-level="3"><text:span text:style-name="T1">Notes</text:span><text:span text:style-name="T76"> </text:span><text:span text:style-name="T1">on</text:span><text:span text:style-name="T76"> </text:span><text:span text:style-name="T1">Case</text:span><text:span text:style-name="T77"> </text:span><text:span text:style-name="T1">Usage</text:span><text:span text:style-name="T76"> </text:span><text:span text:style-name="T5">Probability</text:span></text:h>
      <text:p text:style-name="P31" loext:marker-style-name="T29">I<text:span text:style-name="T13"> </text:span>believe<text:span text:style-name="T13"> </text:span>that<text:span text:style-name="T13"> </text:span>cases<text:span text:style-name="T13"> </text:span>#1<text:span text:style-name="T13"> </text:span>and<text:span text:style-name="T13"> </text:span>#4<text:span text:style-name="T13"> </text:span>are<text:span text:style-name="T13"> </text:span>the<text:span text:style-name="T13"> </text:span>common<text:span text:style-name="T13"> </text:span>cases.<text:span text:style-name="T13"> </text:span>Case<text:span text:style-name="T13"> </text:span>#2<text:span text:style-name="T13"> </text:span>would<text:span text:style-name="T13"> </text:span>be<text:span text:style-name="T13"> </text:span>normal<text:span text:style-name="T13"> </text:span>when<text:span text:style-name="T13"> </text:span>the<text:span text:style-name="T13"> </text:span>song,<text:span text:style-name="T13"> </text:span>for<text:span text:style-name="T13"> </text:span>whatever<text:span text:style-name="T13"> </text:span>reason, consists<text:span text:style-name="T40"> </text:span>mostly<text:span text:style-name="T40"> </text:span>of<text:span text:style-name="T40"> </text:span>half-beat<text:span text:style-name="T40"> </text:span>notes<text:span text:style-name="T40"> </text:span>relative<text:span text:style-name="T40"> </text:span>to<text:span text:style-name="T40"> </text:span>it’s<text:span text:style-name="T40"> </text:span>time<text:span text:style-name="T40"> </text:span>signature<text:span text:style-name="T40"> </text:span>(or<text:span text:style-name="T40"> </text:span>perhaps<text:span text:style-name="T40"> </text:span>just<text:span text:style-name="T40"> </text:span>begins<text:span text:style-name="T40"> </text:span>that<text:span text:style-name="T40"> </text:span>way).<text:span text:style-name="T40"> </text:span><text:span text:style-name="T29">Yes, Case 2 could be very common. </text:span></text:p>
      <text:p text:style-name="P31" loext:marker-style-name="T26">Would<text:span text:style-name="T40"> </text:span>case<text:span text:style-name="T40"> </text:span>#3<text:span text:style-name="T40"> </text:span>ever <text:span text:style-name="T71">be</text:span><text:span text:style-name="T7"> </text:span><text:span text:style-name="T71">used? </text:span><text:span text:style-name="T26">Absolutely Very common. </text:span></text:p>
      <text:p text:style-name="P10" loext:marker-style-name="T49"/>
      <text:p text:style-name="P40" loext:marker-style-name="T15"/>
      <text:h text:style-name="P4" text:outline-level="2"><text:span text:style-name="T1">Pickup</text:span><text:span text:style-name="T4"> </text:span><text:span text:style-name="T1">Logic</text:span><text:span text:style-name="T4"> </text:span><text:span text:style-name="T5">Table</text:span></text:h>
      <text:p text:style-name="P41">Given<text:span text:style-name="T58"> </text:span>the<text:span text:style-name="T58"> </text:span>above<text:span text:style-name="T58"> </text:span>deﬁned<text:span text:style-name="T58"> </text:span>cases,<text:span text:style-name="T58"> </text:span>below<text:span text:style-name="T58"> </text:span>is<text:span text:style-name="T58"> </text:span>the<text:span text:style-name="T73"> </text:span>logic<text:span text:style-name="T58"> </text:span>table<text:span text:style-name="T58"> </text:span>for<text:span text:style-name="T58"> </text:span>specifying<text:span text:style-name="T58"> </text:span>the<text:span text:style-name="T58"> </text:span>pickup<text:span text:style-name="T58"> </text:span>measure’s<text:span text:style-name="T73"> </text:span>count-in<text:span text:style-name="T58"> </text:span><text:span text:style-name="T4">sequence:</text:span></text:p>
      <text:h text:style-name="P6" text:outline-level="3"><text:span text:style-name="T1">Case</text:span><text:span text:style-name="T78"> </text:span><text:span text:style-name="T1">Pickup</text:span><text:span text:style-name="T67"> </text:span><text:span text:style-name="T1">Begins</text:span><text:span text:style-name="T67"> </text:span><text:span text:style-name="T1">On</text:span><text:span text:style-name="T79"> </text:span><text:span text:style-name="T1">Full</text:span><text:span text:style-name="T67"> </text:span><text:span text:style-name="T1">Ct</text:span><text:span text:style-name="T67"> </text:span><text:span text:style-name="T1">/</text:span><text:span text:style-name="T67"> </text:span><text:span text:style-name="T1">Half</text:span><text:span text:style-name="T67"> </text:span><text:span text:style-name="T1">Ct</text:span><text:span text:style-name="T80"> <text:s/></text:span><text:span text:style-name="T1">Example</text:span><text:span text:style-name="T67"> </text:span><text:span text:style-name="T1">-</text:span><text:span text:style-name="T67"> </text:span><text:span text:style-name="T1">4/4</text:span><text:span text:style-name="T67"> </text:span><text:span text:style-name="T10">time</text:span></text:h>
      <text:p text:style-name="P42" loext:marker-style-name="T3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 loext:marker-style-name="T48"><text:span text:style-name="T53">1</text:span><text:span text:style-name="T53"/></text:p>
          </table:table-cell>
          <table:table-cell table:style-name="Table1.A1" office:value-type="string">
            <text:p text:style-name="P12" loext:marker-style-name="T48"><text:span text:style-name="T44">Full</text:span><text:span text:style-name="T46"> </text:span><text:span text:style-name="T44">Beat</text:span><text:span text:style-name="T46"> </text:span><text:span text:style-name="T47">(4)</text:span></text:p>
          </table:table-cell>
          <table:table-cell table:style-name="Table1.A1" office:value-type="string">
            <text:p text:style-name="P13" loext:marker-style-name="T48"><text:span text:style-name="T44">Full</text:span><text:span text:style-name="T45"> </text:span><text:span text:style-name="T47">Ct</text:span></text:p>
          </table:table-cell>
          <table:table-cell table:style-name="Table1.A1" office:value-type="string">
            <text:p text:style-name="P14" loext:marker-style-name="T48"><text:span text:style-name="T50">1-2-3-4</text:span><text:span text:style-name="T47"> </text:span><text:span text:style-name="T50">|</text:span><text:span text:style-name="T44"> </text:span><text:span text:style-name="T50">1-2-</text:span><text:span text:style-name="T53">3</text:span></text:p>
          </table:table-cell>
        </table:table-row>
        <table:table-row table:style-name="Table1.2">
          <table:table-cell table:style-name="Table1.A1" office:value-type="string">
            <text:p text:style-name="Table_20_Paragraph" loext:marker-style-name="T48"><text:span text:style-name="T53">2</text:span><text:span text:style-name="T53"/></text:p>
          </table:table-cell>
          <table:table-cell table:style-name="Table1.A1" office:value-type="string">
            <text:p text:style-name="P15" loext:marker-style-name="T48"><text:span text:style-name="T44">Full</text:span><text:span text:style-name="T46"> </text:span><text:span text:style-name="T44">Beat</text:span><text:span text:style-name="T46"> </text:span><text:span text:style-name="T47">(4)</text:span></text:p>
          </table:table-cell>
          <table:table-cell table:style-name="Table1.A1" office:value-type="string">
            <text:p text:style-name="P16" loext:marker-style-name="T48"><text:span text:style-name="T48">Half</text:span><text:span text:style-name="T54"> </text:span><text:span text:style-name="T46">Ct</text:span></text:p>
          </table:table-cell>
          <table:table-cell table:style-name="Table1.A1" office:value-type="string">
            <text:p text:style-name="P17" loext:marker-style-name="T48"><text:span text:style-name="T51">1&amp;2&amp;3&amp;4&amp;|1&amp;2&amp;3&amp;</text:span><text:span text:style-name="T51"/></text:p>
          </table:table-cell>
        </table:table-row>
        <table:table-row table:style-name="Table1.2">
          <table:table-cell table:style-name="Table1.A1" office:value-type="string">
            <text:p text:style-name="Table_20_Paragraph" loext:marker-style-name="T48"><text:span text:style-name="T53">3</text:span><text:span text:style-name="T53"/></text:p>
          </table:table-cell>
          <table:table-cell table:style-name="Table1.A1" office:value-type="string">
            <text:p text:style-name="P15" loext:marker-style-name="T48"><text:span text:style-name="T50">Half</text:span><text:span text:style-name="T45"> </text:span><text:span text:style-name="T50">Beat</text:span><text:span text:style-name="T45"> </text:span><text:span text:style-name="T50">(4.5)</text:span></text:p>
          </table:table-cell>
          <table:table-cell table:style-name="Table1.A1" office:value-type="string">
            <text:p text:style-name="P16" loext:marker-style-name="T48"><text:span text:style-name="T44">Full</text:span><text:span text:style-name="T45"> </text:span><text:span text:style-name="T47">Ct</text:span></text:p>
          </table:table-cell>
          <table:table-cell table:style-name="Table1.A1" office:value-type="string">
            <text:p text:style-name="P17" loext:marker-style-name="T48"><text:span text:style-name="T50">1-2-3-4</text:span><text:span text:style-name="T55"> </text:span><text:span text:style-name="T50">|</text:span><text:span text:style-name="T55"> </text:span><text:span text:style-name="T50">1-2-3-</text:span><text:span text:style-name="T53">&amp; <text:s/></text:span><text:span text:style-name="T18">no it would still be 1-2-3-4 for m2 and players know to come in as soon as they hear beat 4</text:span></text:p>
          </table:table-cell>
        </table:table-row>
        <table:table-row table:style-name="Table1.1">
          <table:table-cell table:style-name="Table1.A1" office:value-type="string">
            <text:p text:style-name="P18" loext:marker-style-name="T48"><text:span text:style-name="T53">4</text:span><text:span text:style-name="T53"/></text:p>
          </table:table-cell>
          <table:table-cell table:style-name="Table1.A1" office:value-type="string">
            <text:p text:style-name="P19" loext:marker-style-name="T48"><text:span text:style-name="T50">Half</text:span><text:span text:style-name="T45"> </text:span><text:span text:style-name="T50">Beat</text:span><text:span text:style-name="T45"> </text:span><text:span text:style-name="T50">(4.5)</text:span></text:p>
          </table:table-cell>
          <table:table-cell table:style-name="Table1.A1" office:value-type="string">
            <text:p text:style-name="P20" loext:marker-style-name="T48"><text:span text:style-name="T48">Half</text:span><text:span text:style-name="T54"> </text:span><text:span text:style-name="T46">Ct</text:span></text:p>
          </table:table-cell>
          <table:table-cell table:style-name="Table1.A1" office:value-type="string">
            <text:p text:style-name="P21" loext:marker-style-name="T48"><text:span text:style-name="T51">1&amp;2&amp;3&amp;4&amp;|1&amp;2&amp;3&amp;4 <text:s/></text:span><text:span text:style-name="T19">yes</text:span></text:p>
          </table:table-cell>
        </table:table-row>
      </table:table>
      <text:p text:style-name="P43" loext:marker-style-name="T15">From the above: In order to unambiguously spec the pick-up count-in I have to use the ﬁrst two columns. Meaning that<text:span text:style-name="T56"> </text:span>I<text:span text:style-name="T73"> </text:span>need<text:span text:style-name="T73"> </text:span>the<text:span text:style-name="T73"> </text:span>user<text:span text:style-name="T73"> </text:span>to<text:span text:style-name="T73"> </text:span>tell<text:span text:style-name="T73"> </text:span>the<text:span text:style-name="T73"> </text:span>script<text:span text:style-name="T56"> </text:span><text:span text:style-name="T32">what</text:span><text:span text:style-name="T33"> </text:span><text:span text:style-name="T32">beat</text:span><text:span text:style-name="T38"> </text:span><text:span text:style-name="T32">the</text:span><text:span text:style-name="T33"> </text:span><text:span text:style-name="T32">ﬁrst</text:span><text:span text:style-name="T33"> </text:span><text:span text:style-name="T32">pickup</text:span><text:span text:style-name="T38"> </text:span><text:span text:style-name="T32">note</text:span><text:span text:style-name="T33"> </text:span><text:span text:style-name="T32">begins</text:span><text:span text:style-name="T38"> </text:span><text:span text:style-name="T32">on</text:span><text:span text:style-name="T39"> </text:span>-<text:span text:style-name="T73"> </text:span><text:span text:style-name="T68">which</text:span><text:span text:style-name="T74"> </text:span><text:span text:style-name="T68">could</text:span><text:span text:style-name="T74"> </text:span><text:span text:style-name="T68">be</text:span><text:span text:style-name="T74"> </text:span><text:span text:style-name="T68">a</text:span><text:span text:style-name="T74"> </text:span><text:span text:style-name="T68">fractional</text:span><text:span text:style-name="T74"> </text:span><text:span text:style-name="T68">beat</text:span>. Then<text:span text:style-name="T12"> </text:span>from<text:span text:style-name="T12"> </text:span>the<text:span text:style-name="T12"> </text:span>user<text:span text:style-name="T12"> </text:span>having<text:span text:style-name="T12"> </text:span>accepted<text:span text:style-name="T12"> </text:span>the<text:span text:style-name="T12"> </text:span>default<text:span text:style-name="T12"> </text:span>‘Full<text:span text:style-name="T12"> </text:span>Beat<text:span text:style-name="T12"> </text:span>Count,’<text:span text:style-name="T12"> </text:span>or<text:span text:style-name="T12"> </text:span>edited<text:span text:style-name="T12"> </text:span>the<text:span text:style-name="T12"> </text:span>parms<text:span text:style-name="T12"> </text:span>to<text:span text:style-name="T12"> </text:span>specify<text:span text:style-name="T12"> </text:span>‘Half-Beat<text:span text:style-name="T12"> </text:span>Counts,’<text:span text:style-name="T12"> </text:span>we have the two pieces of information we need to produce the desired count-in sequence for the pickup measure<text:span text:style-name="T15">. OK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0992in" fo:margin-top="0.1374in" fo:margin-bottom="0in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945in"/>
      <style:text-properties style:font-name="Tahoma" fo:font-family="Tahoma" style:font-family-generic="roman" style:font-pitch="variable" fo:font-size="15pt" fo:font-weight="bold" style:font-name-asian="Tahoma1" style:font-family-asian="Tahoma" style:font-family-generic-asian="system" style:font-pitch-asian="variable" style:font-size-asian="15pt" style:font-weight-asian="bold" style:font-name-complex="Tahoma1" style:font-family-complex="Tahoma" style:font-family-generic-complex="system" style:font-pitch-complex="variable" style:font-size-complex="15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0953in" fo:margin-top="0.1457in" fo:margin-bottom="0in" style:contextual-spacing="false"/>
      <style:text-properties style:font-name="Tahoma" fo:font-family="Tahoma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0953in" fo:margin-top="0.0417in" fo:margin-bottom="0in" style:contextual-spacing="false"/>
      <style:text-properties style:font-name="Tahoma" fo:font-family="Tahoma" style:font-family-generic="roman" style:font-pitch="variable" fo:font-size="10pt" fo:font-weight="bold" style:font-name-asian="Tahoma1" style:font-family-asian="Tahoma" style:font-family-generic-asian="system" style:font-pitch-asian="variable" style:font-size-asian="10pt" style:font-weight-asian="bold" style:font-name-complex="Tahoma1" style:font-family-complex="Tahoma" style:font-family-generic-complex="system" style:font-pitch-complex="variable" style:font-size-complex="10pt" style:font-weight-complex="bold"/>
    </style:style>
    <style:style style:name="Title" style:family="paragraph" style:parent-style-name="Standard" style:class="chapter">
      <style:paragraph-properties fo:margin-left="0.0925in" fo:line-height="0.3291in"/>
      <style:text-properties style:font-name="Tahoma" fo:font-family="Tahoma" style:font-family-generic="roman" style:font-pitch="variable" fo:font-size="20pt" fo:font-weight="bold" style:font-name-asian="Tahoma1" style:font-family-asian="Tahoma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>
      <style:paragraph-properties fo:margin-left="0.0346in" fo:margin-top="0.0138in" fo:margin-bottom="0in" style:contextual-spacing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138in" fo:margin-bottom="0.1945in" fo:margin-left="0.4028in" fo:margin-right="0.4445in" style:writing-mode="lr-tb" style:layout-grid-color="#c0c0c0" style:layout-grid-lines="279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oc_CountInRules.md</dc:title>
    <meta:initial-creator>Melanie Johnston</meta:initial-creator>
    <dc:creator>Melanie Johnston</dc:creator>
    <meta:editing-cycles>6</meta:editing-cycles>
    <meta:creation-date>2024-12-11T14:44:00</meta:creation-date>
    <dc:date>2024-12-11T15:19:00</dc:date>
    <meta:editing-duration>PT41M</meta:editing-duration>
    <meta:generator>LibreOffice/24.2.7.2$Linux_X86_64 LibreOffice_project/420$Build-2</meta:generator>
    <meta:document-statistic meta:table-count="1" meta:image-count="0" meta:object-count="0" meta:page-count="3" meta:paragraph-count="58" meta:word-count="1486" meta:character-count="7507" meta:non-whitespace-character-count="6039"/>
    <meta:user-defined meta:name="AppVersion">16.0000</meta:user-defined>
    <meta:user-defined meta:name="Created" meta:value-type="date">2024-12-11T00:00:00</meta:user-defined>
    <meta:user-defined meta:name="LastSaved" meta:value-type="date">2024-12-11T00:00:00</meta:user-defined>
    <meta:user-defined meta:name="Producer">Qt 6.7.2</meta:user-defined>
    <meta:template xlink:type="simple" xlink:actuate="onRequest" xlink:title="Normal" xlink:href=""/>
  </office:meta>
</office:document-meta>
</file>